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3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4" office:value-type="string" calcext:value-type="string">
            <text:p>!Area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Geriatric syndromes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</text:p>
          </table:table-cell>
          <table:table-cell office:value-type="string" calcext:value-type="string">
            <text:p>instability</text:p>
          </table:table-cell>
          <table:table-cell office:value-type="string" calcext:value-type="string">
            <text:p>intellectual decline</text:p>
          </table:table-cell>
          <table:table-cell office:value-type="string" calcext:value-type="string">
            <text:p>iatrogenesis</text:p>
          </table:table-cell>
          <table:table-cell office:value-type="string" calcext:value-type="string">
            <text:p>immobility</text:p>
          </table:table-cell>
          <table:table-cell office:value-type="string" calcext:value-type="string">
            <text:p>incontinenc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2-15" calcext:value-type="date">
            <text:p>1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table:style-name="Default"/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13" calcext:value-type="date">
            <text:p>1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14" calcext:value-type="date">
            <text:p>14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14" calcext:value-type="date">
            <text:p>14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14" calcext:value-type="date">
            <text:p>14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2-15" calcext:value-type="date">
            <text:p>15/02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2-15" calcext:value-type="date">
            <text:p>15/02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15" calcext:value-type="date">
            <text:p>15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2-16" calcext:value-type="date">
            <text:p>16/02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16" calcext:value-type="date">
            <text:p>1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2-16" calcext:value-type="date">
            <text:p>1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4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3:22:55.966184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11T13:59:15.181098689</dc:date>
    <meta:editing-duration>P2DT22H48M59S</meta:editing-duration>
    <meta:editing-cycles>143</meta:editing-cycles>
    <meta:generator>LibreOffice/6.0.7.3$Linux_X86_64 LibreOffice_project/00m0$Build-3</meta:generator>
    <dc:creator>Jack O'Shaughnessy</dc:creator>
    <meta:document-statistic meta:table-count="1" meta:cell-count="181" meta:object-count="0"/>
  </office:meta>
</office:document-meta>
</file>